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6" text:continue-numbering="true" text:continue-list="list_Button (Dashboard)15"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7" text:continue-numbering="true" text:continue-list="list_Butto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19" text:continue-numbering="true" text:continue-list="list_Butto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0" text:continue-numbering="true" text:continue-list="list_Butto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1" text:continue-numbering="true" text:continue-list="list_Butto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